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;Mario;Rossi;Via Celoria;18;20122;Milano;02503111</text:span></text:p>
      <text:p text:style-name="P1"><text:span text:style-name="T1">I;Mario;Rossi;Via Celoria;18;20122;Milano;</text:span></text:p>
      <text:p text:style-name="P1"><text:span text:style-name="T1">S</text:span></text:p>
      <text:p text:style-name="P1"><text:span text:style-name="T1">I;Elena;Bianchi;Via Celoria;18;20122;Milano;02503111</text:span></text:p>
      <text:p text:style-name="P1"><text:span text:style-name="T1">S</text:span></text:p>
      <text:p text:style-name="P1"><text:span text:style-name="T1">E;Mario;Rossi</text:span></text:p>
      <text:p text:style-name="P1"><text:span text:style-name="T1">S</text:span></text:p>
      <text:p text:style-name="P1"><text:span text:style-name="T1">A;Elena;Bianchi;Via Festa del perdono;7;20122;Milano;02503111</text:span></text:p>
      <text:p text:style-name="P1">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5" meta:character-count="222" meta:non-whitespace-character-count="216"/>
    <meta:generator>LibreOfficeDev/6.0.5.2$Linux_X86_64 LibreOffice_project/</meta:generator>
  </office:meta>
</office:document-meta>
</file>